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Karla Dellwig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f9954be7-015e-4962-adfa-18be1452a2b1">
        <text:p text:style-name="P5">
    <text:span text:style-name="T4">
      <text:tab/>
    </text:span>
    <text:span text:style-name="White_20_Font">
      <text:span text:style-name="T3">Juli 2021 - Juli 2021 </text:span>
    </text:span>
    <text:span text:style-name="T4">
      <text:tab/>
    </text:span>
    <text:span text:style-name="Color_20_Caps_20_Expanded">
      <text:span text:style-name="T7">Liste!! - </text:span>
    </text:span>
    <text:span text:style-name="Color_20_Caps_20_Expanded">
      <text:span text:style-name="T10">Lista</text:span>
    </text:span>
  </text:p>
        <text:list xml:id="list1382365679" text:style-name="LS4">
          <text:list-header>
            <text:p text:style-name="P16">Kant<text:line-break/>Logistik und Experte<text:line-break/>Leitung von Workshops</text:p>
          </text:list-header>
        </text:list>
        <text:p text:style-name="P9"/>
      </text:section>
      <text:section text:style-name="Sect1" text:name="90b21eba-0d55-42ef-a364-cced23d9c365">
        <text:p text:style-name="P5">
    <text:span text:style-name="T4">
      <text:tab/>
    </text:span>
    <text:span text:style-name="White_20_Font">
      <text:span text:style-name="T3">Juli 2020 - Juli 2021 </text:span>
    </text:span>
    <text:span text:style-name="T4">
      <text:tab/>
    </text:span>
    <text:span text:style-name="Color_20_Caps_20_Expanded">
      <text:span text:style-name="T7">Abteilungsleiterin - </text:span>
    </text:span>
    <text:span text:style-name="Color_20_Caps_20_Expanded">
      <text:span text:style-name="T10">Zentrum für Bildung</text:span>
    </text:span>
  </text:p>
        <text:list xml:id="list1382365679" text:style-name="LS4">
          <text:list-header>
            <text:p text:style-name="P16">Leitung der verschiedenen Teams der Abteilung für Erwachsenenbildung <text:line-break/>Beurteilung und Einstellung von Personal <text:line-break/>Genehmigung von Budgets für spezielle Bildungsprojekte</text:p>
          </text:list-header>
        </text:list>
        <text:p text:style-name="P9"/>
      </text:section>
      <text:section text:style-name="Sect1" text:name="eb86455e-6154-4da6-86b3-34efb47f4e3a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 <text:line-break/>Erstellung und Einführung von neuen Lernstrategien für Erwachsene 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f2b7ce46-a77c-4bb0-8c5a-9ef70ddca480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092e1999-cc53-450b-a0f9-d03c47569386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e0106d7c-40f6-4c85-99f5-81cd7b8954a7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Deutsch, Französisch, Englisch, Russisch</text:p>
          </text:list-header>
        </text:list>
        <text:p text:style-name="P10"/>
      </text:section>
      <text:section text:style-name="Sect1" text:name="87a70bb8-6dd3-41a8-bd0c-6f53ba935bf6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a6f95a90-e4dd-4c1f-93d0-1fe95e6d9d3c">
        <text:p text:style-name="P6">
    <text:span text:style-name="T4">
      <text:tab/>
      <text:tab/>
    </text:span>
    <text:span text:style-name="Color_20_Caps_20_Expanded">
      <text:span text:style-name="T7">Erziehungswissen</text:span>
    </text:span>
  </text:p>
        <text:list xml:id="list182303273224947" text:continue-numbering="true" text:style-name="LS4">
          <text:list-header>
            <text:p text:style-name="P17">Sozilaisationund <text:line-break/> kantianir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